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F80000052B2E35FB80D5E1BD9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</office:automatic-styles>
  <office:body>
    <office:drawing>
      <draw:page draw:name="page1" draw:style-name="dp1" draw:master-page-name="Padrão">
        <draw:frame draw:style-name="gr1" draw:text-style-name="P1" draw:layer="layout" svg:width="25.5cm" svg:height="18.83cm" svg:x="2.3cm" svg:y="1.06cm">
          <draw:image xlink:href="Pictures/10000000000006F80000052B2E35FB80D5E1BD95.png" xlink:type="simple" xlink:show="embed" xlink:actuate="onLoad">
            <text:p/>
          </draw:image>
        </draw:frame>
        <draw:g>
          <svg:title>TexMaths</svg:title>
          <svg:desc>14§latex§\begin{align*}
U^{bond}\left(r\right) &amp; =\frac{k}{2}\left(r-r_{0}\right)^{2},\\
U^{bend}\left(\theta\right) &amp; =\frac{\kappa}{2}\left(\theta-\theta_{0}\right)^{2}.
\end{align*}
§svg§600§FALSE§</svg:desc>
          <draw:polygon draw:style-name="gr2" draw:text-style-name="P2" draw:layer="layout" svg:width="10.548cm" svg:height="4.198cm" svg:x="2.7cm" svg:y="1.351cm" svg:viewBox="0 0 10549 4199" draw:points="5275,4199 0,4199 0,0 10549,0 10549,4199">
            <text:p/>
          </draw:polygon>
          <draw:path draw:style-name="gr3" draw:text-style-name="P3" draw:layer="layout" svg:width="0.706cm" svg:height="0.715cm" svg:x="2.721cm" svg:y="1.995cm" svg:viewBox="0 0 707 716" svg:d="M579 106c12-42 30-71 111-74 5 0 17-2 17-20 0-3 0-12-12-12-35 0-70 2-104 2-35 0-74-2-107-2-7 0-18 0-18 21 0 11 9 11 18 11 58 0 70 21 70 44 0 2-3 18-3 21l-92 363c-35 136-153 224-255 224-70 0-125-44-125-132 0-2 0-34 11-80l100-394c9-37 12-46 86-46 25 0 34 0 34-20 0-12-11-12-13-12-31 0-102 2-133 2-27 0-101-2-129-2-10 0-21 0-21 21 0 11 9 11 28 11 2 0 23 0 39 3 19 0 28 2 28 16 0 4-12 48-16 71l-24 90c-9 39-57 230-62 251-7 27-7 41-7 57 0 125 93 196 199 196 130 0 257-115 290-249z">
            <text:p/>
          </draw:path>
          <draw:path draw:style-name="gr3" draw:text-style-name="P3" draw:layer="layout" svg:width="0.291cm" svg:height="0.501cm" svg:x="3.504cm" svg:y="1.776cm" svg:viewBox="0 0 292 502" svg:d="M141 21c3 0 5-9 5-12 0-2-5-9-12-9-16 0-74 5-92 7-5 0-17 2-17 16 0 12 12 12 19 12 35 0 35 4 35 9 0 4-7 34-12 50l-16 65c-7 25-46 179-46 189-5 18-5 27-5 36 0 72 46 118 107 118 88 0 185-99 185-203 0-83-60-119-109-119-37 0-69 20-90 39zM107 481c-35 0-56-30-56-74 0-25 7-50 25-131 5-11 5-14 19-30 28-30 60-46 86-46 27 0 53 21 53 69 0 28-16 102-37 143-19 35-53 69-90 69z">
            <text:p/>
          </draw:path>
          <draw:path draw:style-name="gr3" draw:text-style-name="P3" draw:layer="layout" svg:width="0.335cm" svg:height="0.321cm" svg:x="3.861cm" svg:y="1.956cm" svg:viewBox="0 0 336 322" svg:d="M336 124c0-78-58-124-130-124-106 0-206 99-206 196 0 71 53 126 130 126 104 0 206-94 206-198zM132 302c-37 0-72-23-72-79 0-30 14-99 42-140 30-44 72-62 104-62 40 0 72 25 72 78 0 16-9 87-42 138-25 42-69 65-104 65z">
            <text:p/>
          </draw:path>
          <draw:path draw:style-name="gr3" draw:text-style-name="P3" draw:layer="layout" svg:width="0.437cm" svg:height="0.321cm" svg:x="4.252cm" svg:y="1.956cm" svg:viewBox="0 0 438 322" svg:d="M53 269c-2 10-7 28-7 30 0 16 14 23 26 23 11 0 23-9 28-16 2-7 9-30 11-44 5-13 12-46 16-64 5-16 10-32 12-48 9-30 9-35 30-65 21-27 53-64 109-64 42 0 42 34 42 48 0 44-30 122-42 152-9 21-12 28-12 39 0 37 33 62 68 62 71 0 104-99 104-110 0-9-9-9-12-9-9 0-11 4-14 13-16 56-46 86-76 86-14 0-16-10-16-26s2-25 16-57c7-23 37-97 37-138 0-69-56-81-93-81-60 0-99 37-120 64-7-48-49-64-77-64-32 0-48 23-58 39-16 25-25 67-25 69 0 9 9 9 12 9 11 0 11-2 16-20 11-42 25-76 53-76 19 0 23 14 23 34 0 14-7 39-11 60-5 19-12 48-17 62z">
            <text:p/>
          </draw:path>
          <draw:path draw:style-name="gr3" draw:text-style-name="P3" draw:layer="layout" svg:width="0.367cm" svg:height="0.501cm" svg:x="4.764cm" svg:y="1.776cm" svg:viewBox="0 0 368 502" svg:d="M366 21c0 0 2-9 2-12 0-2-2-9-11-9-14 0-74 5-93 7-5 0-14 2-14 16 0 12 9 12 19 12 34 0 34 4 34 9 0 4-2 9-4 16l-40 161c-16-23-39-41-74-41-92 0-185 101-185 202 0 69 46 120 109 120 37 0 72-23 102-51 14 42 53 51 74 51 25 0 42-16 56-39 16-28 25-69 25-72 0-9-9-9-12-9-9 0-11 2-16 23-9 35-21 76-53 76-19 0-23-16-23-34 0-14 2-21 4-30zM213 405c-5 19-21 35-37 46-7 7-35 30-65 30-28 0-53-18-53-69 0-37 21-115 37-145 32-58 69-67 90-67 51 0 63 53 63 62 0 3 0 7-2 10z">
            <text:p/>
          </draw:path>
          <draw:path draw:style-name="gr3" draw:text-style-name="P3" draw:layer="layout" svg:width="0.238cm" svg:height="1.012cm" svg:x="5.466cm" svg:y="1.928cm" svg:viewBox="0 0 239 1013" svg:d="M239 1004c0-3 0-5-19-23-127-127-160-318-160-475 0-175 40-352 165-478 14-12 14-14 14-19 0-7-5-9-12-9-9 0-102 69-162 198-53 110-65 223-65 308 0 81 12 203 67 318 63 124 151 189 160 189 7 0 12-2 12-9z">
            <text:p/>
          </draw:path>
          <draw:path draw:style-name="gr3" draw:text-style-name="P3" draw:layer="layout" svg:width="0.416cm" svg:height="0.459cm" svg:x="5.79cm" svg:y="2.239cm" svg:viewBox="0 0 417 460" svg:d="M60 389c-2 16-9 39-9 44 0 18 14 27 30 27 12 0 30-9 37-27 2-5 37-143 42-161 7-35 25-106 32-134 5-11 33-60 58-83 7-7 37-32 81-32 28 0 42 12 44 12-32 4-53 29-53 55 0 16 12 37 39 37 26 0 56-23 56-60s-32-67-86-67c-67 0-111 51-129 78-10-46-47-78-95-78-47 0-65 39-75 58-18 34-32 96-32 99 0 9 9 9 12 9 11 0 11 0 18-23 16-72 37-120 74-120 19 0 33 7 33 46 0 21-5 32-17 85z">
            <text:p/>
          </draw:path>
          <draw:path draw:style-name="gr3" draw:text-style-name="P3" draw:layer="layout" svg:width="0.238cm" svg:height="1.012cm" svg:x="6.307cm" svg:y="1.928cm" svg:viewBox="0 0 239 1013" svg:d="M239 506c0-78-12-200-68-315-62-124-150-191-162-191-4 0-9 5-9 9 0 5 0 7 19 26 101 99 159 260 159 471 0 173-37 353-164 479-14 14-14 16-14 19 0 7 5 9 9 9 12 0 105-69 165-198 53-111 65-223 65-309z">
            <text:p/>
          </draw:path>
          <draw:path draw:style-name="gr3" draw:text-style-name="P3" draw:layer="layout" svg:width="0.678cm" svg:height="0.238cm" svg:x="6.983cm" svg:y="2.315cm" svg:viewBox="0 0 679 239" svg:d="M644 41c16 0 35 0 35-20 0-21-19-21-33-21h-611c-16 0-35 0-35 21 0 20 19 20 35 20zM646 239c14 0 33 0 33-20 0-21-19-21-35-21h-609c-16 0-35 0-35 21 0 20 19 20 35 20z">
            <text:p/>
          </draw:path>
          <draw:path draw:style-name="gr3" draw:text-style-name="P3" draw:layer="layout" svg:width="0.462cm" svg:height="0.715cm" svg:x="8.178cm" svg:y="1.3cm" svg:viewBox="0 0 463 716" svg:d="M236 12c0-3 0-12-11-12-23 0-100 9-125 9-10 3-21 3-21 21 0 14 9 14 25 14 49 0 51 7 51 16l-2 21-148 584c-5 14-5 16-5 21 0 25 21 30 30 30 14 0 28-9 35-23 4-9 51-196 58-221 35 2 118 18 118 85 0 7 0 12-5 23 0 12-2 23-2 35 0 59 39 101 93 101 32 0 58-16 81-55 25-44 37-99 37-102 0-11-10-11-12-11-11 0-11 4-14 18-21 76-44 127-90 127-19 0-32-12-32-48 0-17 4-40 9-56 2-18 2-23 2-32 0-67-62-94-150-106 32-18 64-50 88-76 48-53 95-96 145-96 7 0 7 0 10 0 11 2 14 2 21 9 2 0 2 2 4 2-48 5-58 44-58 55 0 16 12 37 40 37 25 0 55-23 55-62 0-30-23-64-69-64-28 0-77 9-148 89-38 39-77 79-114 95z">
            <text:p/>
          </draw:path>
          <draw:polygon draw:style-name="gr3" draw:text-style-name="P3" draw:layer="layout" svg:width="0.564cm" svg:height="0.043cm" svg:x="8.123cm" svg:y="2.412cm" svg:viewBox="0 0 565 44" draw:points="283,44 0,44 0,0 565,0 565,44">
            <text:p/>
          </draw:polygon>
          <draw:path draw:style-name="gr3" draw:text-style-name="P3" draw:layer="layout" svg:width="0.407cm" svg:height="0.676cm" svg:x="8.199cm" svg:y="2.706cm" svg:viewBox="0 0 408 677" svg:d="M79 599l109-106c159-141 220-194 220-295 0-117-91-198-216-198-116 0-192 94-192 184 0 55 51 55 53 55 19 0 54-11 54-53 0-25-19-52-54-52-9 0-9 0-14 2 24-67 79-104 139-104 93 0 137 81 137 166 0 81-51 161-107 223l-196 217c-12 11-12 13-12 39h380l28-177h-26c-4 29-11 75-21 89-9 10-76 10-97 10z">
            <text:p/>
          </draw:path>
          <draw:path draw:style-name="gr3" draw:text-style-name="P3" draw:layer="layout" svg:width="0.238cm" svg:height="1.012cm" svg:x="9.077cm" svg:y="1.928cm" svg:viewBox="0 0 239 1013" svg:d="M239 1004c0-3 0-5-19-23-127-127-160-318-160-475 0-175 40-352 165-478 14-12 14-14 14-19 0-7-5-9-12-9-9 0-102 69-162 198-53 110-65 223-65 308 0 81 12 203 67 318 63 124 151 189 160 189 7 0 12-2 12-9z">
            <text:p/>
          </draw:path>
          <draw:path draw:style-name="gr3" draw:text-style-name="P3" draw:layer="layout" svg:width="0.416cm" svg:height="0.459cm" svg:x="9.401cm" svg:y="2.239cm" svg:viewBox="0 0 417 460" svg:d="M60 389c-2 16-9 39-9 44 0 18 14 27 30 27 12 0 30-9 37-27 2-5 37-143 42-161 7-35 25-106 32-134 5-11 33-60 58-83 7-7 37-32 81-32 28 0 42 12 44 12-32 4-53 29-53 55 0 16 12 37 39 37 26 0 56-23 56-60s-32-67-86-67c-67 0-111 51-129 78-10-46-47-78-95-78-47 0-65 39-75 58-18 34-32 96-32 99 0 9 9 9 12 9 11 0 11 0 18-23 16-72 37-120 74-120 19 0 33 7 33 46 0 21-5 32-17 85z">
            <text:p/>
          </draw:path>
          <draw:path draw:style-name="gr3" draw:text-style-name="P3" draw:layer="layout" svg:width="0.622cm" svg:height="0.043cm" svg:x="10.17cm" svg:y="2.412cm" svg:viewBox="0 0 623 44" svg:d="M588 44c17 0 35 0 35-23 0-21-18-21-35-21h-553c-16 0-35 0-35 21 0 23 19 23 35 23z">
            <text:p/>
          </draw:path>
          <draw:path draw:style-name="gr3" draw:text-style-name="P3" draw:layer="layout" svg:width="0.416cm" svg:height="0.459cm" svg:x="11.132cm" svg:y="2.239cm" svg:viewBox="0 0 417 460" svg:d="M60 389c-2 16-9 39-9 44 0 18 14 27 30 27 12 0 30-9 37-27 2-5 37-143 42-161 7-35 25-106 32-134 5-11 33-60 58-83 7-7 37-32 81-32 28 0 42 12 44 12-32 4-53 29-53 55 0 16 12 37 39 37 26 0 56-23 56-60s-32-67-86-67c-67 0-111 51-129 78-10-46-47-78-95-78-47 0-65 39-75 58-18 34-32 96-32 99 0 9 9 9 12 9 11 0 11 0 18-23 16-72 37-120 74-120 19 0 33 7 33 46 0 21-5 32-17 85z">
            <text:p/>
          </draw:path>
          <draw:path draw:style-name="gr3" draw:text-style-name="P3" draw:layer="layout" svg:width="0.333cm" svg:height="0.485cm" svg:x="11.6cm" svg:y="2.368cm" svg:viewBox="0 0 334 486" svg:d="M334 246c0-78-10-136-44-184-21-34-65-62-123-62-167 0-167 193-167 246 0 51 0 240 167 240s167-189 167-240zM167 467c-33 0-77-20-91-78-11-41-11-101-11-152 0-53 0-106 11-145 14-57 61-71 91-71 39 0 76 23 88 64 11 37 11 90 11 152 0 51 0 104-9 150-14 64-62 80-90 80z">
            <text:p/>
          </draw:path>
          <draw:path draw:style-name="gr3" draw:text-style-name="P3" draw:layer="layout" svg:width="0.238cm" svg:height="1.012cm" svg:x="12.077cm" svg:y="1.928cm" svg:viewBox="0 0 239 1013" svg:d="M239 506c0-78-12-200-68-315-62-124-150-191-162-191-4 0-9 5-9 9 0 5 0 7 19 26 101 99 159 260 159 471 0 173-37 353-164 479-14 14-14 16-14 19 0 7 5 9 9 9 12 0 105-69 165-198 53-111 65-223 65-309z">
            <text:p/>
          </draw:path>
          <draw:path draw:style-name="gr3" draw:text-style-name="P3" draw:layer="layout" svg:width="0.316cm" svg:height="0.471cm" svg:x="12.459cm" svg:y="1.707cm" svg:viewBox="0 0 317 472" svg:d="M317 343h-25c-2 16-9 58-19 64-4 5-60 5-69 5h-132c74-67 99-85 143-120 54-41 102-85 102-154 0-85-76-138-169-138-88 0-148 62-148 127 0 36 30 41 37 41 19 0 39-14 39-39 0-12-4-37-41-37 21-51 69-67 104-67 72 0 109 56 109 113 0 62-44 111-67 138l-174 168c-7 7-7 9-7 28h297z">
            <text:p/>
          </draw:path>
          <draw:path draw:style-name="gr3" draw:text-style-name="P3" draw:layer="layout" svg:width="0.119cm" svg:height="0.303cm" svg:x="13.129cm" svg:y="2.58cm" svg:viewBox="0 0 120 304" svg:d="M120 106c0-67-25-106-64-106-35 0-56 25-56 53s21 55 56 55c11 0 25-4 34-14 5-2 5-2 7-2 0 0 3 0 3 14 0 76-37 138-72 170-12 12-12 14-12 16 0 10 5 12 12 12 11 0 92-78 92-198z">
            <text:p/>
          </draw:path>
          <draw:path draw:style-name="gr3" draw:text-style-name="P3" draw:layer="layout" svg:width="0.706cm" svg:height="0.715cm" svg:x="2.716cm" svg:y="4.214cm" svg:viewBox="0 0 707 716" svg:d="M579 106c12-42 30-71 111-74 5 0 17-2 17-20 0-3 0-12-12-12-35 0-70 2-104 2-35 0-74-2-107-2-7 0-18 0-18 21 0 11 9 11 18 11 58 0 70 21 70 44 0 2-3 18-3 21l-92 363c-35 136-153 224-255 224-70 0-125-44-125-132 0-2 0-34 11-80l100-394c9-37 12-46 86-46 25 0 34 0 34-20 0-12-11-12-13-12-28 0-102 2-133 2-27 0-101-2-129-2-10 0-21 0-21 21 0 11 9 11 30 11 0 0 21 0 37 3 19 0 28 2 28 16 0 4-12 48-16 71l-24 90c-9 39-57 230-62 251-7 27-7 41-7 57 0 125 93 196 199 196 130 0 257-115 290-249z">
            <text:p/>
          </draw:path>
          <draw:path draw:style-name="gr3" draw:text-style-name="P3" draw:layer="layout" svg:width="0.291cm" svg:height="0.499cm" svg:x="3.501cm" svg:y="3.996cm" svg:viewBox="0 0 292 500" svg:d="M141 21c3 0 5-9 5-12 0-2-5-9-12-9-16 0-74 5-92 7-7 0-17 2-17 16 0 9 10 9 19 9 35 0 35 7 35 12 0 4-7 34-12 50l-16 65c-7 25-46 179-46 189-5 18-5 27-5 36 0 72 46 116 107 116 88 0 185-97 185-201 0-83-60-119-109-119-37 0-69 20-90 39zM107 481c-35 0-56-30-56-74 0-25 7-50 25-131 5-11 5-14 19-30 28-30 60-46 86-46 27 0 53 21 53 69 0 28-16 102-37 143-19 35-53 69-90 69z">
            <text:p/>
          </draw:path>
          <draw:path draw:style-name="gr3" draw:text-style-name="P3" draw:layer="layout" svg:width="0.307cm" svg:height="0.321cm" svg:x="3.861cm" svg:y="4.175cm" svg:viewBox="0 0 308 322" svg:d="M114 152c18 0 76-2 115-16 51-19 63-51 63-74 0-39-40-62-90-62-86 0-202 67-202 186 0 74 46 136 130 136 120 0 178-71 178-80 0-5-7-14-14-14-4 0-4 2-11 9-56 65-139 65-153 65-42 0-72-28-72-86 0-11 0-25 9-64zM74 131c28-103 109-110 128-110 32 0 60 16 60 41 0 69-123 69-153 69z">
            <text:p/>
          </draw:path>
          <draw:path draw:style-name="gr3" draw:text-style-name="P3" draw:layer="layout" svg:width="0.437cm" svg:height="0.321cm" svg:x="4.233cm" svg:y="4.175cm" svg:viewBox="0 0 438 322" svg:d="M53 269c-2 10-7 28-7 30 0 16 14 23 26 23 11 0 23-9 28-16 2-7 9-30 11-44 5-13 12-46 16-64 5-16 10-32 12-48 9-30 9-35 30-65 21-27 53-64 109-64 42 0 42 34 42 48 0 44-30 122-42 152-9 21-12 28-12 39 0 37 33 62 68 62 71 0 104-99 104-110 0-9-9-9-12-9-9 0-11 4-14 13-16 56-46 86-76 86-14 0-16-10-16-26s2-25 16-57c7-23 37-97 37-138 0-69-56-81-93-81-60 0-99 37-120 64-7-48-49-64-77-64-32 0-48 23-58 39-16 25-25 67-25 69 0 9 9 9 12 9 11 0 11-2 16-20 11-42 25-76 53-76 19 0 23 16 23 34 0 14-7 39-11 60-5 19-12 48-17 62z">
            <text:p/>
          </draw:path>
          <draw:path draw:style-name="gr3" draw:text-style-name="P3" draw:layer="layout" svg:width="0.367cm" svg:height="0.499cm" svg:x="4.745cm" svg:y="3.996cm" svg:viewBox="0 0 368 500" svg:d="M366 21c0 0 2-9 2-12 0-2-2-9-11-9-14 0-74 5-93 7-5 0-14 2-14 16 0 9 9 9 19 9 34 0 34 7 34 12 0 4-2 9-4 16l-40 161c-16-23-39-41-74-41-92 0-185 101-185 202 0 69 46 118 109 118 37 0 72-21 102-49 14 42 53 49 74 49 25 0 42-14 56-37 16-28 25-69 25-72 0-9-9-9-12-9-9 0-11 2-16 23-9 35-23 76-53 76-19 0-23-16-23-34 0-14 2-21 4-30zM213 405c-5 19-21 35-37 46-7 7-35 30-65 30-28 0-53-18-53-69 0-39 21-115 37-145 32-58 69-67 90-67 49 0 63 53 63 62 0 3 0 7-2 10z">
            <text:p/>
          </draw:path>
          <draw:path draw:style-name="gr3" draw:text-style-name="P3" draw:layer="layout" svg:width="0.238cm" svg:height="1.012cm" svg:x="5.447cm" svg:y="4.145cm" svg:viewBox="0 0 239 1013" svg:d="M239 1004c0-3 0-5-19-23-127-127-160-318-160-475 0-175 40-352 165-478 14-12 14-14 14-19 0-7-5-9-12-9-9 0-102 69-162 198-53 110-65 223-65 308 0 79 12 203 67 318 63 124 151 189 160 189 7 0 12-2 12-9z">
            <text:p/>
          </draw:path>
          <draw:path draw:style-name="gr3" draw:text-style-name="P3" draw:layer="layout" svg:width="0.421cm" svg:height="0.726cm" svg:x="5.785cm" svg:y="4.191cm" svg:viewBox="0 0 422 727" svg:d="M422 207c0-67-19-207-123-207-141 0-299 285-299 518 0 97 30 209 123 209 143 0 299-292 299-520zM109 348c16-65 37-148 79-219 27-51 64-106 111-106 51 0 55 64 55 122 0 51-7 101-32 203zM313 380c-12 46-33 133-72 205-35 69-74 119-118 119-35 0-56-30-56-124 0-41 7-101 33-200z">
            <text:p/>
          </draw:path>
          <draw:path draw:style-name="gr3" draw:text-style-name="P3" draw:layer="layout" svg:width="0.238cm" svg:height="1.012cm" svg:x="6.307cm" svg:y="4.145cm" svg:viewBox="0 0 239 1013" svg:d="M239 506c0-78-12-200-68-315-62-124-150-191-162-191-4 0-9 5-9 9 0 5 0 7 19 26 101 99 159 260 159 471 0 173-37 353-164 479-14 14-14 16-14 19 0 7 5 9 9 9 12 0 105-69 165-198 53-111 65-223 65-309z">
            <text:p/>
          </draw:path>
          <draw:path draw:style-name="gr3" draw:text-style-name="P3" draw:layer="layout" svg:width="0.678cm" svg:height="0.238cm" svg:x="6.983cm" svg:y="4.532cm" svg:viewBox="0 0 679 239" svg:d="M644 41c16 0 35 0 35-20 0-21-19-21-33-21h-611c-16 0-35 0-35 21 0 20 19 20 35 20zM646 239c14 0 33 0 33-20 0-21-19-21-35-21h-609c-16 0-35 0-35 21 0 20 19 20 35 20z">
            <text:p/>
          </draw:path>
          <draw:path draw:style-name="gr3" draw:text-style-name="P3" draw:layer="layout" svg:width="0.502cm" svg:height="0.459cm" svg:x="8.178cm" svg:y="3.772cm" svg:viewBox="0 0 503 460" svg:d="M5 410c-5 14-5 16-5 23 0 18 14 27 30 27 30 0 37-25 44-57 12-37 5-16 49-187 85 3 174 19 174 86 0 6 0 11 0 23-5 16-7 27-7 34 0 60 41 101 95 101 32 0 60-18 78-53 26-43 40-101 40-103 0-9-10-9-14-9-9 0-9 2-14 18-19 69-42 124-88 124-21 0-33-11-33-48 0-16 3-39 7-58 3-9 5-20 5-32 0-96-139-103-197-106 33-18 65-46 93-69 48-39 79-64 118-80-2 4-5 16-5 23 0 11 7 34 40 34 32 0 55-30 55-55 0-9-4-34-41-34-63 0-123 50-167 87-70 60-95 76-132 87 2-11 16-62 21-80 7-25 18-74 18-78 0-19-11-28-30-28-2 0-32 0-42 37z">
            <text:p/>
          </draw:path>
          <draw:polygon draw:style-name="gr3" draw:text-style-name="P3" draw:layer="layout" svg:width="0.587cm" svg:height="0.043cm" svg:x="8.123cm" svg:y="4.631cm" svg:viewBox="0 0 588 44" draw:points="294,44 0,44 0,0 588,0 588,44">
            <text:p/>
          </draw:polygon>
          <draw:path draw:style-name="gr3" draw:text-style-name="P3" draw:layer="layout" svg:width="0.407cm" svg:height="0.676cm" svg:x="8.213cm" svg:y="4.923cm" svg:viewBox="0 0 408 677" svg:d="M79 599l109-106c159-141 220-194 220-295 0-117-91-198-216-198-116 0-192 94-192 184 0 55 51 55 53 55 19 0 54-11 54-53 0-25-19-52-54-52-9 0-9 0-14 2 24-67 79-104 139-104 93 0 137 81 137 166 0 81-51 161-107 223l-196 217c-12 11-12 13-12 39h380l28-177h-26c-4 29-11 75-21 89-9 10-76 10-97 10z">
            <text:p/>
          </draw:path>
          <draw:path draw:style-name="gr3" draw:text-style-name="P3" draw:layer="layout" svg:width="0.238cm" svg:height="1.012cm" svg:x="9.1cm" svg:y="4.145cm" svg:viewBox="0 0 239 1013" svg:d="M239 1004c0-3 0-5-19-23-127-127-160-318-160-475 0-175 40-352 165-478 14-12 14-14 14-19 0-7-5-9-12-9-9 0-102 69-162 198-53 110-65 223-65 308 0 79 12 203 67 318 63 124 151 189 160 189 7 0 12-2 12-9z">
            <text:p/>
          </draw:path>
          <draw:path draw:style-name="gr3" draw:text-style-name="P3" draw:layer="layout" svg:width="0.421cm" svg:height="0.726cm" svg:x="9.439cm" svg:y="4.191cm" svg:viewBox="0 0 422 727" svg:d="M422 207c0-67-19-207-123-207-141 0-299 285-299 518 0 97 30 209 123 209 143 0 299-292 299-520zM109 348c16-65 37-148 79-219 27-51 64-106 111-106 51 0 55 64 55 122 0 51-7 101-32 203zM313 380c-12 46-33 133-72 205-35 69-74 119-118 119-35 0-56-30-56-124 0-41 7-101 33-200z">
            <text:p/>
          </draw:path>
          <draw:path draw:style-name="gr3" draw:text-style-name="P3" draw:layer="layout" svg:width="0.622cm" svg:height="0.043cm" svg:x="10.212cm" svg:y="4.631cm" svg:viewBox="0 0 623 44" svg:d="M588 44c17 0 35 0 35-23 0-21-18-21-35-21h-553c-16 0-35 0-35 21 0 23 19 23 35 23z">
            <text:p/>
          </draw:path>
          <draw:path draw:style-name="gr3" draw:text-style-name="P3" draw:layer="layout" svg:width="0.421cm" svg:height="0.726cm" svg:x="11.19cm" svg:y="4.191cm" svg:viewBox="0 0 422 727" svg:d="M422 207c0-67-19-207-123-207-141 0-299 285-299 518 0 97 30 209 123 209 143 0 299-292 299-520zM109 348c16-65 37-148 79-219 27-51 64-106 111-106 51 0 55 64 55 122 0 51-7 101-32 203zM313 380c-12 46-33 133-72 205-35 69-74 119-118 119-35 0-56-30-56-124 0-41 7-101 33-200z">
            <text:p/>
          </draw:path>
          <draw:path draw:style-name="gr3" draw:text-style-name="P3" draw:layer="layout" svg:width="0.333cm" svg:height="0.485cm" svg:x="11.66cm" svg:y="4.585cm" svg:viewBox="0 0 334 486" svg:d="M334 246c0-78-10-136-44-184-21-34-65-62-123-62-167 0-167 193-167 246 0 51 0 240 167 240s167-189 167-240zM167 467c-33 0-77-20-91-78-11-41-11-101-11-152 0-53 0-106 11-145 14-57 61-71 91-71 39 0 76 23 88 64 11 37 11 90 11 152 0 51 0 104-9 150-14 64-62 80-90 80z">
            <text:p/>
          </draw:path>
          <draw:path draw:style-name="gr3" draw:text-style-name="P3" draw:layer="layout" svg:width="0.238cm" svg:height="1.012cm" svg:x="12.139cm" svg:y="4.145cm" svg:viewBox="0 0 239 1013" svg:d="M239 506c0-78-12-200-68-315-62-124-150-191-162-191-4 0-9 5-9 9 0 5 0 7 19 26 101 99 159 260 159 471 0 173-37 353-164 479-14 14-14 16-14 19 0 7 5 9 9 9 12 0 105-69 165-198 53-111 65-223 65-309z">
            <text:p/>
          </draw:path>
          <draw:path draw:style-name="gr3" draw:text-style-name="P3" draw:layer="layout" svg:width="0.316cm" svg:height="0.471cm" svg:x="12.522cm" svg:y="3.924cm" svg:viewBox="0 0 317 472" svg:d="M317 343h-25c-2 16-9 58-19 64-4 5-60 5-69 5h-132c74-67 99-85 143-120 54-41 102-85 102-154 0-85-76-138-169-138-88 0-148 62-148 127 0 36 30 41 37 41 19 0 39-14 39-39 0-12-4-37-41-37 21-51 69-67 104-67 72 0 109 56 109 113 0 62-44 111-67 138l-174 168c-7 7-7 9-7 28h297z">
            <text:p/>
          </draw:path>
          <draw:path draw:style-name="gr3" draw:text-style-name="P3" draw:layer="layout" svg:width="0.11cm" svg:height="0.109cm" svg:x="13.189cm" svg:y="4.797cm" svg:viewBox="0 0 111 110" svg:d="M111 55c0-30-25-55-55-55-31 0-56 25-56 55s25 55 56 55c30 0 55-25 55-55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1T10:23:57.963678298</meta:creation-date>
    <dc:date>2020-10-14T11:23:37.139734491</dc:date>
    <meta:editing-duration>PT15M33S</meta:editing-duration>
    <meta:editing-cycles>3</meta:editing-cycles>
    <meta:generator>LibreOffice/6.0.7.3$Linux_X86_64 LibreOffice_project/00m0$Build-3</meta:generator>
    <meta:document-statistic meta:object-count="43"/>
  </office:meta>
</office:document-meta>
</file>